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985cm" fo:margin-left="-0.261cm" style:page-number="auto" table:align="left" style:writing-mode="lr-tb"/>
    </style:style>
    <style:style style:name="Tabla1.A" style:family="table-column">
      <style:table-column-properties style:column-width="3.44cm"/>
    </style:style>
    <style:style style:name="Tabla1.B" style:family="table-column">
      <style:table-column-properties style:column-width="5.981cm"/>
    </style:style>
    <style:style style:name="Tabla1.C" style:family="table-column">
      <style:table-column-properties style:column-width="9.56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8" style:family="table-row">
      <style:table-row-properties style:min-row-height="0.199cm" fo:keep-together="always"/>
    </style:style>
    <style:style style:name="Tabla1.9" style:family="table-row">
      <style:table-row-properties style:min-row-height="0.198cm" fo:keep-together="always"/>
    </style:style>
    <style:style style:name="Tabla1.A1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C14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.353cm" loext:contextual-spacing="false" fo:text-align="end" style:justify-single-word="false"/>
      <style:text-properties style:font-name="Calibri" fo:font-size="11pt" officeooo:paragraph-rsid="001ed6a8" style:font-size-asian="11pt" style:font-size-complex="11pt"/>
    </style:style>
    <style:style style:name="P2" style:family="paragraph" style:parent-style-name="Standard">
      <style:text-properties officeooo:paragraph-rsid="001ed6a8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2pt" officeooo:paragraph-rsid="001ed6a8" style:font-name-asian="Wingdings 2" style:font-size-asian="12pt" style:font-name-complex="Wingdings 2" style:font-size-complex="12pt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2pt" officeooo:paragraph-rsid="00293421" style:font-name-asian="Wingdings 2" style:font-size-asian="12pt" style:font-name-complex="Wingdings 2" style:font-size-complex="12pt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2pt" officeooo:rsid="001cf88c" officeooo:paragraph-rsid="001ed6a8" style:font-name-asian="Wingdings 2" style:font-size-asian="12pt" style:font-name-complex="Wingdings 2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2pt" officeooo:rsid="001f6031" officeooo:paragraph-rsid="001ed6a8" style:font-name-asian="Wingdings 2" style:font-size-asian="12pt" style:font-name-complex="Wingdings 2" style:font-size-complex="12pt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2pt" officeooo:rsid="00293421" officeooo:paragraph-rsid="00293421" style:font-name-asian="Wingdings 2" style:font-size-asian="12pt" style:font-name-complex="Wingdings 2" style:font-size-complex="12pt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2pt" officeooo:rsid="001e68d6" officeooo:paragraph-rsid="00293421" style:font-name-asian="Wingdings 2" style:font-size-asian="12pt" style:font-name-complex="Wingdings 2" style:font-size-complex="12pt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2pt" officeooo:paragraph-rsid="001ed6a8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2pt" officeooo:rsid="001cf88c" officeooo:paragraph-rsid="001ed6a8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2pt" officeooo:rsid="00293421" officeooo:paragraph-rsid="00293421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2pt" fo:font-weight="bold" officeooo:paragraph-rsid="001ed6a8" style:font-name-asian="Wingdings 2" style:font-size-asian="12pt" style:font-weight-asian="bold" style:font-name-complex="Wingdings 2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weight="bold" officeooo:paragraph-rsid="001ed6a8" style:font-name-asian="Wingdings 2" style:font-weight-asian="bold" style:font-name-complex="Wingdings 2"/>
    </style:style>
    <style:style style:name="P14" style:family="paragraph" style:parent-style-name="Standard" style:list-style-name="L1">
      <style:paragraph-properties fo:margin-top="0cm" fo:margin-bottom="0cm" loext:contextual-spacing="false" fo:line-height="100%">
        <style:tab-stops>
          <style:tab-stop style:position="0.466cm"/>
        </style:tab-stops>
      </style:paragraph-properties>
      <style:text-properties style:font-name="Arial1" fo:font-size="10pt" officeooo:rsid="001cf88c" officeooo:paragraph-rsid="001ed6a8" style:font-name-asian="Wingdings 2" style:font-size-asian="10pt" style:font-name-complex="Arial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rsid="002af43d" officeooo:paragraph-rsid="002af43d" style:font-name-asian="Wingdings 2" style:font-size-asian="10pt" style:font-name-complex="Wingdings 2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paragraph-rsid="001ed6a8" style:font-name-asian="Wingdings 2" style:font-size-asian="10pt" style:font-name-complex="Wingdings 2" style:font-size-complex="10pt"/>
    </style:style>
    <style:style style:name="P17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rsid="001cf88c" officeooo:paragraph-rsid="001ed6a8" style:font-size-asian="10pt" style:font-size-complex="10pt"/>
    </style:style>
    <style:style style:name="P18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0.466cm"/>
        </style:tab-stops>
      </style:paragraph-properties>
      <style:text-properties style:font-name="Arial1" fo:font-size="10pt" officeooo:rsid="001cf88c" officeooo:paragraph-rsid="001ed6a8" style:font-size-asian="10pt" style:font-size-complex="10pt"/>
    </style:style>
    <style:style style:name="P19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rsid="002af43d" officeooo:paragraph-rsid="002af43d" style:font-size-asian="10pt" style:font-size-complex="10pt"/>
    </style:style>
    <style:style style:name="P20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0.466cm"/>
        </style:tab-stops>
      </style:paragraph-properties>
      <style:text-properties style:font-name="Arial1" fo:font-size="10pt" officeooo:rsid="001e68d6" officeooo:paragraph-rsid="001ed6a8" style:font-size-asian="10pt" style:font-size-complex="10pt"/>
    </style:style>
    <style:style style:name="P21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1cf88c" officeooo:paragraph-rsid="001ed6a8" style:font-size-asian="10pt" style:font-weight-asian="normal" style:font-size-complex="10pt" style:font-weight-complex="normal"/>
    </style:style>
    <style:style style:name="P22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1cf88c" officeooo:paragraph-rsid="002af43d" style:font-size-asian="10pt" style:font-weight-asian="normal" style:font-size-complex="10pt" style:font-weight-complex="normal"/>
    </style:style>
    <style:style style:name="P23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203dd1" officeooo:paragraph-rsid="00203dd1" style:font-size-asian="10pt" style:font-weight-asian="normal" style:font-size-complex="10pt" style:font-weight-complex="normal"/>
    </style:style>
    <style:style style:name="P24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203dd1" officeooo:paragraph-rsid="002af43d" style:font-size-asian="10pt" style:font-weight-asian="normal" style:font-size-complex="10pt" style:font-weight-complex="normal"/>
    </style:style>
    <style:style style:name="P25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246573" officeooo:paragraph-rsid="00203dd1" style:font-size-asian="10pt" style:font-weight-asian="normal" style:font-size-complex="10pt" style:font-weight-complex="normal"/>
    </style:style>
    <style:style style:name="P26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246573" officeooo:paragraph-rsid="00246573" style:font-size-asian="10pt" style:font-weight-asian="normal" style:font-size-complex="10pt" style:font-weight-complex="normal"/>
    </style:style>
    <style:style style:name="P27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246573" officeooo:paragraph-rsid="002af43d" style:font-size-asian="10pt" style:font-weight-asian="normal" style:font-size-complex="10pt" style:font-weight-complex="normal"/>
    </style:style>
    <style:style style:name="P28" style:family="paragraph" style:parent-style-name="Standard" style:list-style-name="L1">
      <style:paragraph-properties fo:margin-top="0cm" fo:margin-bottom="0.353cm" loext:contextual-spacing="false" fo:text-align="justify" style:justify-single-word="false" style:snap-to-layout-grid="false"/>
      <style:text-properties style:font-name="Arial1" fo:font-size="10pt" fo:font-weight="normal" officeooo:rsid="002be76b" officeooo:paragraph-rsid="002be76b" style:font-name-asian="Ari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top="0cm" fo:margin-bottom="0.353cm" loext:contextual-spacing="false" fo:text-align="justify" style:justify-single-word="false" style:snap-to-layout-grid="false"/>
      <style:text-properties style:font-name="Arial1" fo:font-size="10pt" fo:font-weight="normal" officeooo:paragraph-rsid="001ed6a8" style:font-name-asian="Arial" style:font-size-asian="10pt" style:font-weight-asian="normal" style:font-name-complex="Arial" style:font-size-complex="10pt" style:font-weight-complex="normal"/>
    </style:style>
    <style:style style:name="P30" style:family="paragraph" style:parent-style-name="Standard" style:list-style-name="L1">
      <style:paragraph-properties fo:margin-top="0cm" fo:margin-bottom="0.353cm" loext:contextual-spacing="false" fo:text-align="justify" style:justify-single-word="false" style:snap-to-layout-grid="false"/>
      <style:text-properties style:font-name="Arial1" fo:font-size="10pt" fo:font-style="normal" fo:font-weight="normal" officeooo:rsid="002c9284" officeooo:paragraph-rsid="002c928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 style:list-style-name="L1">
      <style:paragraph-properties fo:margin-top="0cm" fo:margin-bottom="0.353cm" loext:contextual-spacing="false" style:snap-to-layout-grid="false">
        <style:tab-stops>
          <style:tab-stop style:position="0.466cm"/>
        </style:tab-stops>
      </style:paragraph-properties>
      <style:text-properties style:font-name="Arial1" fo:font-size="10pt" officeooo:rsid="001e68d6" officeooo:paragraph-rsid="001ed6a8" style:font-size-asian="10pt" style:font-size-complex="10pt"/>
    </style:style>
    <style:style style:name="P32" style:family="paragraph" style:parent-style-name="Standard" style:list-style-name="L1">
      <style:paragraph-properties fo:margin-top="0cm" fo:margin-bottom="0.349cm" loext:contextual-spacing="true" fo:text-align="justify" style:justify-single-word="false" style:snap-to-layout-grid="false"/>
      <style:text-properties style:font-name="Arial1" fo:font-size="10pt" officeooo:rsid="001cf88c" officeooo:paragraph-rsid="001ed6a8" style:font-size-asian="10pt" style:font-name-complex="Arial" style:font-size-complex="10pt"/>
    </style:style>
    <style:style style:name="P33" style:family="paragraph" style:parent-style-name="Standard">
      <style:paragraph-properties fo:margin-top="0cm" fo:margin-bottom="0.349cm" loext:contextual-spacing="true" fo:text-align="justify" style:justify-single-word="false" style:snap-to-layout-grid="false"/>
      <style:text-properties style:font-name="Arial1" fo:font-size="10pt" officeooo:paragraph-rsid="001ed6a8" style:font-size-asian="10pt" style:font-name-complex="Arial" style:font-size-complex="10pt"/>
    </style:style>
    <style:style style:name="P34" style:family="paragraph" style:parent-style-name="Standard" style:list-style-name="L1">
      <style:paragraph-properties fo:margin-top="0cm" fo:margin-bottom="0.349cm" loext:contextual-spacing="true" fo:text-align="justify" style:justify-single-word="false" style:snap-to-layout-grid="false"/>
      <style:text-properties style:font-name="Arial1" fo:font-size="10pt" fo:font-weight="normal" officeooo:rsid="001cf88c" officeooo:paragraph-rsid="001ed6a8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list-style-name="L1">
      <style:paragraph-properties fo:margin-top="0cm" fo:margin-bottom="0.349cm" loext:contextual-spacing="true" fo:text-align="justify" style:justify-single-word="false" style:snap-to-layout-grid="false"/>
      <style:text-properties style:font-name="Arial1" fo:font-size="10pt" fo:font-weight="normal" officeooo:rsid="001e68d6" officeooo:paragraph-rsid="001ed6a8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-asian="Wingdings 2" style:font-name-complex="Wingdings 2"/>
    </style:style>
    <style:style style:name="T2" style:family="text">
      <style:text-properties fo:color="#ff3333" style:text-underline-style="solid" style:text-underline-width="auto" style:text-underline-color="font-color" fo:font-weight="bold" style:font-name-asian="Wingdings 2" style:font-weight-asian="bold" style:font-name-complex="Wingdings 2" style:font-weight-complex="bold"/>
    </style:style>
    <style:style style:name="T3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ff6600" fo:font-weight="bold" officeooo:rsid="001cf88c" style:font-name-asian="Wingdings 2" style:font-weight-asian="bold" style:font-name-complex="Arial" style:font-weight-complex="bold"/>
    </style:style>
    <style:style style:name="T5" style:family="text">
      <style:text-properties style:font-name-complex="Wingdings 2"/>
    </style:style>
    <style:style style:name="T6" style:family="text">
      <style:text-properties fo:font-weight="bold" style:font-weight-asian="bold" style:font-name-complex="Wingdings 2" style:font-weight-complex="bold"/>
    </style:style>
    <style:style style:name="T7" style:family="text">
      <style:text-properties fo:font-weight="bold" officeooo:rsid="002f4cf3" style:font-weight-asian="bold" style:font-name-complex="Wingdings 2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f4cf3" style:font-weight-asian="bold" style:font-weight-complex="bold"/>
    </style:style>
    <style:style style:name="T10" style:family="text">
      <style:text-properties fo:font-weight="normal" style:font-weight-asian="normal" style:font-name-complex="Wingdings 2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af43d" style:font-weight-asian="normal" style:font-weight-complex="normal"/>
    </style:style>
    <style:style style:name="T13" style:family="text">
      <style:text-properties officeooo:rsid="0024657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officeooo:rsid="002af43d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be76b" style:font-style-asian="italic" style:font-weight-asian="normal" style:font-style-complex="italic" style:font-weight-complex="normal"/>
    </style:style>
    <style:style style:name="T17" style:family="text">
      <style:text-properties fo:font-style="normal" fo:font-weight="normal" officeooo:rsid="002af43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officeooo:rsid="002af43d" style:font-style-asian="normal" style:font-weight-asian="bold" style:font-style-complex="normal" style:font-weight-complex="bold"/>
    </style:style>
    <style:style style:name="T19" style:family="text">
      <style:text-properties officeooo:rsid="002e560e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Nombre del Caso de Uso: <text:span text:style-name="T19">Gestionar cola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9"><text:span text:style-name="T1">Prioridad:<text:tab/><text:tab/> </text:span><text:span text:style-name="T2">Alta</text:span><text:span text:style-name="T1"><text:tab/> Media<text:tab/> Baja<text:tab/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3">Complejidad:<text:tab/>Simple<text:tab/><text:span text:style-name="T3">Media</text:span> <text:tab/></text:p>
            <text:p text:style-name="P3"><text:tab/>Complejo<text:tab/>Muy Complejo<text:tab/>Extremadamente Complejo</text:p>
          </table:table-cell>
          <table:covered-table-cell/>
          <table:covered-table-cell/>
        </table:table-row>
        <table:table-row table:style-name="Tabla1.1">
          <table:table-cell table:style-name="Tabla1.A4" table:number-columns-spanned="2" office:value-type="string">
            <text:p text:style-name="P9"><text:span text:style-name="T1">Actor Principal: </text:span><text:span text:style-name="T4">Administrador (AD)</text:span></text:p>
          </table:table-cell>
          <table:covered-table-cell/>
          <table:table-cell table:style-name="Tabla1.A2" office:value-type="string">
            <text:p text:style-name="P3">Actor Secundario:</text:p>
          </table:table-cell>
        </table:table-row>
        <table:table-row table:style-name="Tabla1.1">
          <table:table-cell table:style-name="Tabla1.A2" table:number-columns-spanned="3" office:value-type="string">
            <text:p text:style-name="P9"><text:span text:style-name="T1">Tipo de Caso de Uso: </text:span><text:span text:style-name="T2">Concreto</text:span><text:span text:style-name="T1"> <text:tab/>Abstracto<text:tab/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3">Objetivo:</text:p>
            <text:p text:style-name="P5">Permitirle al AD poder crear una nueva cola.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3">Precondiciones:</text:p>
            <text:p text:style-name="P10">Tiene que haber iniciado sesión como administrador.</text:p>
            <text:p text:style-name="P11">Para poder eliminar o modificar cola tiene que haber como minimo una cola creada</text:p>
          </table:table-cell>
          <table:covered-table-cell/>
          <table:covered-table-cell/>
        </table:table-row>
        <table:table-row table:style-name="Tabla1.8">
          <table:table-cell table:style-name="Tabla1.A4" table:number-rows-spanned="2" office:value-type="string">
            <text:p text:style-name="P3">Post-Condiciones:</text:p>
          </table:table-cell>
          <table:table-cell table:style-name="Tabla1.A2" table:number-columns-spanned="2" office:value-type="string">
            <text:p text:style-name="P4">Éxito: </text:p>
            <text:p text:style-name="P8">El AD crea y guarda una nueva cola satisfactoriamente.</text:p>
            <text:p text:style-name="P7">El AD elimina una cola existente satisfactoriamente.</text:p>
            <text:p text:style-name="P7">El AD modifica y guarda una cola existente satisfactoriamente</text:p>
          </table:table-cell>
          <table:covered-table-cell/>
        </table:table-row>
        <table:table-row table:style-name="Tabla1.9">
          <table:covered-table-cell/>
          <table:table-cell table:style-name="Tabla1.A2" table:number-columns-spanned="2" office:value-type="string">
            <text:p text:style-name="P3">Fracaso:</text:p>
          </table:table-cell>
          <table:covered-table-cell/>
        </table:table-row>
        <table:table-row table:style-name="Tabla1.1">
          <table:table-cell table:style-name="Tabla1.A4" table:number-columns-spanned="2" office:value-type="string">
            <text:p text:style-name="P13">FLUJO NORMAL</text:p>
          </table:table-cell>
          <table:covered-table-cell/>
          <table:table-cell table:style-name="Tabla1.A2" office:value-type="string">
            <text:p text:style-name="P13">FLUJO ALTERNATIVO</text:p>
          </table:table-cell>
        </table:table-row>
        <table:table-row table:style-name="Tabla1.1">
          <table:table-cell table:style-name="Tabla1.A4" table:number-columns-spanned="2" office:value-type="string">
            <text:list xml:id="list3850820477" text:style-name="L1">
              <text:list-item>
                <text:p text:style-name="P14"><text:span text:style-name="T5">El sistema muestra las siguientes opciones </text:span><text:span text:style-name="T7">GESTIONAR COLA, GESTIONAR EMPLEADO, ACTUALIZAR MONITOR</text:span><text:span text:style-name="T6"> </text:span><text:span text:style-name="T7">e</text:span><text:span text:style-name="T10"> </text:span><text:span text:style-name="T7">INFORME</text:span><text:span text:style-name="T6">.</text:span></text:p>
              </text:list-item>
            </text:list>
          </table:table-cell>
          <table:covered-table-cell/>
          <table:table-cell table:style-name="Tabla1.A2" office:value-type="string">
            <text:p text:style-name="P16"/>
          </table:table-cell>
        </table:table-row>
        <table:table-row table:style-name="Tabla1.1">
          <table:table-cell table:style-name="Tabla1.A4" table:number-columns-spanned="2" office:value-type="string">
            <text:list xml:id="list110205600459785" text:continue-numbering="true" text:style-name="L1">
              <text:list-item>
                <text:p text:style-name="P17">El AD selecciona la opción <text:span text:style-name="T9">GESTIONAR</text:span><text:span text:style-name="T8"> COLA.</text:span></text:p>
              </text:list-item>
            </text:list>
          </table:table-cell>
          <table:covered-table-cell/>
          <table:table-cell table:style-name="Tabla1.A2" office:value-type="string">
            <text:p text:style-name="P15"/>
          </table:table-cell>
        </table:table-row>
        <table:table-row table:style-name="Tabla1.1">
          <table:table-cell table:style-name="Tabla1.A4" table:number-columns-spanned="2" office:value-type="string">
            <text:list xml:id="list110205892053292" text:continue-numbering="true" text:style-name="L1">
              <text:list-item>
                <text:p text:style-name="P17">El sistema le muestra <text:span text:style-name="T12">la lista de colas con sus respectivos datos, y le permite seleccionar una para </text:span><text:span text:style-name="T16">MODIFICAR</text:span><text:span text:style-name="T15"> o </text:span><text:span text:style-name="T16">ELIMINAR</text:span><text:span text:style-name="T17"> y tiene la opcion de </text:span><text:span text:style-name="T18">CREAR COLA.</text:span></text:p>
                <text:p text:style-name="P21">idCola</text:p>
                <text:p text:style-name="P21">nombreCola</text:p>
                <text:p text:style-name="P23">idEmpleado</text:p>
                <text:p text:style-name="P25">hijoDe</text:p>
                <text:p text:style-name="P26">siguiente</text:p>
                <text:p text:style-name="P26">letra</text:p>
              </text:list-item>
            </text:list>
          </table:table-cell>
          <table:covered-table-cell/>
          <table:table-cell table:style-name="Tabla1.A2" office:value-type="string">
            <text:p text:style-name="P29"/>
          </table:table-cell>
        </table:table-row>
        <table:table-row table:style-name="Tabla1.1">
          <table:table-cell table:style-name="Tabla1.A14" table:number-columns-spanned="2" office:value-type="string">
            <text:list xml:id="list110205194311753" text:continue-numbering="true" text:style-name="L1">
              <text:list-item>
                <text:p text:style-name="P19">El AD selecciona la opcion <text:span text:style-name="T8">CREAR COLA.</text:span></text:p>
              </text:list-item>
            </text:list>
          </table:table-cell>
          <table:covered-table-cell/>
          <table:table-cell table:style-name="Tabla1.C14" office:value-type="string">
            <text:list xml:id="list110206170734177" text:continue-numbering="true" text:style-name="L1">
              <text:list-item>
                <text:list>
                  <text:list-item>
                    <text:p text:style-name="P28">El AD selecciona una cola para <text:span text:style-name="T14">MODIFICAR.</text:span></text:p>
                    <text:list>
                      <text:list-item>
                        <text:p text:style-name="P30">El sistema le muestra las campos que puede modificar y le da las opciones de <text:span text:style-name="T8">ACPETAR </text:span>y <text:span text:style-name="T8">CANCELAR</text:span></text:p>
                        <text:list>
                          <text:list-item>
                            <text:p text:style-name="P30">El AD modifica los datos deciados y selecciona <text:span text:style-name="T8">ACEPTAR</text:span></text:p>
                          </text:list-item>
                          <text:list-item>
                            <text:p text:style-name="P30">El sistema guarda los datos satisfactoriamente y vuelve al punto 3.</text:p>
                          </text:list-item>
                          <text:list-item>
                            <text:p text:style-name="P30">Fin caso de uso.</text:p>
                          </text:list-item>
                        </text:list>
                      </text:list-item>
                      <text:list-item>
                        <text:p text:style-name="P30">El AD selecciona la opcion <text:span text:style-name="T8">CANCELAR.</text:span></text:p>
                      </text:list-item>
                      <text:list-item>
                        <text:p text:style-name="P30">El sistema vuelve al punto 3.</text:p>
                      </text:list-item>
                    </text:list>
                  </text:list-item>
                  <text:list-item>
                    <text:p text:style-name="P30">El AD selecciona una cola para <text:span text:style-name="T14">ELIMINAR.</text:span></text:p>
                    <text:list>
                      <text:list-item>
                        <text:p text:style-name="P30">El sistema elimina la cola <text:soft-page-break/>seleccionada y vuelve al punto 3.</text:p>
                      </text:list-item>
                      <text:list-item>
                        <text:p text:style-name="P30">Fin caso de uso.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4" table:number-columns-spanned="2" office:value-type="string">
            <text:list xml:id="list110204717945721" text:continue-numbering="true" text:style-name="L1">
              <text:list-item>
                <text:p text:style-name="P19">El sistema le muestra los datos a cargar y las siguientes opciones <text:span text:style-name="T8">ACEPTAR </text:span><text:span text:style-name="T11">y </text:span><text:span text:style-name="T8">CANCELAR.</text:span></text:p>
                <text:p text:style-name="P22">idCola (valor entero)(**)</text:p>
                <text:p text:style-name="P22">nombreCola (valor string)(*)</text:p>
                <text:p text:style-name="P24">idEmpleado(valor entero)(*)</text:p>
                <text:p text:style-name="P24"><text:span text:style-name="T13">hijoDe(valor entero)</text:span>(*)</text:p>
                <text:p text:style-name="P27">siguiente(valore entero)(*)</text:p>
                <text:p text:style-name="P27">letra(valor caracter)(*)</text:p>
              </text:list-item>
            </text:list>
          </table:table-cell>
          <table:covered-table-cell/>
          <table:table-cell table:style-name="Tabla1.C14" office:value-type="string">
            <text:p text:style-name="P29"/>
          </table:table-cell>
        </table:table-row>
        <table:table-row table:style-name="Tabla1.1">
          <table:table-cell table:style-name="Tabla1.A14" table:number-columns-spanned="2" office:value-type="string">
            <text:list xml:id="list110204629206401" text:continue-numbering="true" text:style-name="L1">
              <text:list-item>
                <text:p text:style-name="P18">El AD carga los datos y selecciona la opción <text:span text:style-name="T8">ACEPTAR.</text:span></text:p>
              </text:list-item>
            </text:list>
          </table:table-cell>
          <table:covered-table-cell/>
          <table:table-cell table:style-name="Tabla1.C14" office:value-type="string">
            <text:list xml:id="list110204798686919" text:continue-numbering="true" text:style-name="L1">
              <text:list-item>
                <text:list>
                  <text:list-item>
                    <text:p text:style-name="P32">El AD selecciona la opción <text:span text:style-name="T8">CANCELAR.</text:span></text:p>
                    <text:list>
                      <text:list-item>
                        <text:p text:style-name="P34">El sistema muestra el siguiente cartel “Se cancela la creación de una nueva cola”.</text:p>
                      </text:list-item>
                      <text:list-item>
                        <text:p text:style-name="P34">Fin caso de uso.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4" table:number-columns-spanned="2" office:value-type="string">
            <text:list xml:id="list110204721887669" text:continue-numbering="true" text:style-name="L1">
              <text:list-item>
                <text:p text:style-name="P20">El sistema &lt;valida los datos ingresados&gt; y guarda la nueva cola creada.</text:p>
              </text:list-item>
            </text:list>
          </table:table-cell>
          <table:covered-table-cell/>
          <table:table-cell table:style-name="Tabla1.C14" office:value-type="string">
            <text:list xml:id="list110204293625402" text:continue-numbering="true" text:style-name="L1">
              <text:list-item>
                <text:list>
                  <text:list-item>
                    <text:p text:style-name="P35">El sistema &lt;no valida los datos ingresados&gt;</text:p>
                    <text:list>
                      <text:list-item>
                        <text:p text:style-name="P35">El sistema muestra el siguiente cartel “Ingreso incompleto de los datos” y vuelve al punto 3.</text:p>
                      </text:list-item>
                      <text:list-item>
                        <text:p text:style-name="P35">Fin caso de uso.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4" table:number-columns-spanned="2" office:value-type="string">
            <text:list xml:id="list110204149979550" text:continue-numbering="true" text:style-name="L1">
              <text:list-item>
                <text:p text:style-name="P31">Fin caso de uso.</text:p>
              </text:list-item>
            </text:list>
          </table:table-cell>
          <table:covered-table-cell/>
          <table:table-cell table:style-name="Tabla1.C14" office:value-type="string">
            <text:p text:style-name="P33"/>
          </table:table-cell>
        </table:table-row>
        <table:table-row table:style-name="Tabla1.1">
          <table:table-cell table:style-name="Tabla1.A2" table:number-columns-spanned="3" office:value-type="string">
            <text:p text:style-name="P12">Observaciones:</text:p>
            <text:p text:style-name="P6">(**) Datos autoincrementables</text:p>
            <text:p text:style-name="P6">(*) Datos obligatorio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353cm" loext:contextual-spacing="false" fo:text-align="end" style:justify-single-word="false"/>
      <style:text-properties style:font-name="Calibri" fo:font-size="11pt" officeooo:paragraph-rsid="001ed6a8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lantillas de especificación de Farmacentro (Chilecito – La Rioja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35S</meta:editing-duration>
    <meta:editing-cycles>16</meta:editing-cycles>
    <meta:generator>LibreOffice/6.1.1.2$Linux_X86_64 LibreOffice_project/10$Build-2</meta:generator>
    <dc:date>2018-10-06T11:02:03.981725914</dc:date>
    <meta:document-statistic meta:table-count="1" meta:image-count="0" meta:object-count="0" meta:page-count="2" meta:paragraph-count="60" meta:word-count="385" meta:character-count="2434" meta:non-whitespace-character-count="2073"/>
    <meta:user-defined meta:name="Info 1"/>
    <meta:user-defined meta:name="Info 2"/>
    <meta:user-defined meta:name="Info 3"/>
    <meta:user-defined meta:name="Info 4"/>
  </office:meta>
</office:document-meta>
</file>